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3228" officeooo:paragraph-rsid="000d3228"/>
    </style:style>
    <style:style style:name="P2" style:family="paragraph" style:parent-style-name="Standard" style:master-page-name="Standard">
      <style:paragraph-properties style:page-number="auto"/>
      <style:text-properties officeooo:rsid="000d3228" officeooo:paragraph-rsid="000d5122"/>
    </style:style>
    <style:style style:name="P3" style:family="paragraph" style:parent-style-name="Standard">
      <style:text-properties officeooo:rsid="000d3228" officeooo:paragraph-rsid="000d5122"/>
    </style:style>
    <style:style style:name="T1" style:family="text">
      <style:text-properties officeooo:rsid="000d51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inua</text:p>
      <text:p text:style-name="P3"/>
      <text:p text:style-name="P3"><text:span text:style-name="T1">fazer o capitulo instalação primeiro</text:span> </text:p>
      <text:p text:style-name="P1"/>
      <text:p text:style-name="P1">Principais conceitos</text:p>
      <text:p text:style-name="P1"/>
      <text:p text:style-name="P1">5. State e Ciclo de vid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8-11-26T14:47:00</meta:creation-date>
    <dc:date>2019-10-10T08:43:11.125393957</dc:date>
    <meta:editing-cycles>4</meta:editing-cycles>
    <meta:editing-duration>P1DT8H3M5S</meta:editing-duration>
    <meta:generator>LibreOffice/6.3.2.2$Linux_X86_64 LibreOffice_project/98b30e735bda24bc04ab42594c85f7fd8be07b9c</meta:generator>
    <meta:document-statistic meta:table-count="0" meta:image-count="0" meta:object-count="0" meta:page-count="1" meta:paragraph-count="4" meta:word-count="14" meta:character-count="89" meta:non-whitespace-character-count="78"/>
  </office:meta>
</office:document-meta>
</file>